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cc" draw:textarea-horizontal-align="center" draw:textarea-vertical-align="middle"/>
    </style:style>
    <style:style style:name="gr2" style:family="graphic" style:parent-style-name="standard">
      <style:graphic-properties draw:fill="solid" draw:fill-color="#e6e6e6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7" style:family="graphic" style:parent-style-name="standard">
      <style:graphic-properties draw:fill="solid" draw:fill-color="#ffff66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fill="solid" draw:fill-color="#ffff66" draw:textarea-horizontal-align="center" draw:textarea-vertical-align="middle" draw:shadow="hidden"/>
    </style:style>
    <style:style style:name="gr9" style:family="graphic" style:parent-style-name="standard">
      <style:graphic-properties svg:stroke-color="#ffffff" draw:fill="solid" draw:fill-color="#ffffff" draw:textarea-horizontal-align="center" draw:textarea-vertical-align="middle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9cm" fo:min-width="0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fill="solid" draw:fill-color="#ffff99" draw:textarea-horizontal-align="center" draw:textarea-vertical-align="middle"/>
    </style:style>
    <style:style style:name="gr15" style:family="graphic" style:parent-style-name="standard">
      <style:graphic-properties draw:stroke="dash" draw:stroke-dash="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draw:marker-start="Arrow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fill="solid" draw:fill-color="#ff950e" draw:textarea-horizontal-align="justify" draw:textarea-vertical-align="middle" draw:auto-grow-height="false" draw:shadow="hidden"/>
    </style:style>
    <style:style style:name="gr18" style:family="graphic" style:parent-style-name="standard">
      <style:graphic-properties draw:fill="solid" draw:fill-color="#ff950e" draw:textarea-horizontal-align="center" draw:textarea-vertical-align="middle" draw:shadow="hidden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2cm" fo:min-width="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2cm" fo:min-width="1.179cm"/>
    </style:style>
    <style:style style:name="gr21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22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draw:stroke="dash" draw:stroke-dash="Fine_20_Dashed" svg:stroke-width="0.1cm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2cm" fo:min-width="1.037cm"/>
    </style:style>
    <style:style style:name="gr25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標準-notes">
      <style:graphic-properties draw:fill-color="#ffffff" draw:auto-grow-height="true" fo:min-height="13.365cm"/>
    </style:style>
    <style:style style:name="pr2" style:family="presentation" style:parent-style-name="標準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style:font-size-asian="20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draw:rect draw:style-name="gr1" draw:text-style-name="P1" draw:layer="layout" svg:width="19.5cm" svg:height="8cm" svg:x="3.5cm" svg:y="6cm">
          <text:p/>
        </draw:rect>
        <draw:rect draw:style-name="gr2" draw:text-style-name="P1" draw:layer="layout" svg:width="5.5cm" svg:height="2cm" svg:x="10.5cm" svg:y="3cm">
          <text:p text:style-name="P1">Policy on Policy</text:p>
          <text:p text:style-name="P1">(PoP, COD1)</text:p>
        </draw:rect>
        <draw:rect draw:style-name="gr2" draw:text-style-name="P1" draw:layer="layout" svg:width="5.5cm" svg:height="2.5cm" svg:x="4cm" svg:y="7.5cm">
          <text:p text:style-name="P1">Certification</text:p>
          <text:p text:style-name="P1">Practice Statement</text:p>
          <text:p text:style-name="P1">(CSP, COD6)</text:p>
        </draw:rect>
        <draw:rect draw:style-name="gr2" draw:text-style-name="P1" draw:layer="layout" svg:width="5.5cm" svg:height="2.5cm" svg:x="10.5cm" svg:y="7.5cm">
          <text:p text:style-name="P1">Dispute</text:p>
          <text:p text:style-name="P1">Resolution Policy</text:p>
          <text:p text:style-name="P1">(DRP, COD7)</text:p>
        </draw:rect>
        <draw:rect draw:style-name="gr2" draw:text-style-name="P1" draw:layer="layout" svg:width="5.5cm" svg:height="2.5cm" svg:x="4cm" svg:y="11cm">
          <text:p text:style-name="P1">CAcert Community</text:p>
          <text:p text:style-name="P1">Agreement</text:p>
          <text:p text:style-name="P1">(CCA, COD9)</text:p>
        </draw:rect>
        <draw:rect draw:style-name="gr2" draw:text-style-name="P1" draw:layer="layout" svg:width="5.5cm" svg:height="2.5cm" svg:x="10.5cm" svg:y="11cm">
          <text:p text:style-name="P1">Assurance Policy</text:p>
          <text:p text:style-name="P1">(AP, COD13)</text:p>
        </draw:rect>
        <draw:rect draw:style-name="gr3" draw:text-style-name="P1" draw:layer="layout" svg:width="6.5cm" svg:height="3.5cm" svg:x="16.5cm" svg:y="10.5cm">
          <text:p/>
        </draw:rect>
        <draw:rect draw:style-name="gr2" draw:text-style-name="P1" draw:layer="layout" svg:width="5.5cm" svg:height="2.5cm" svg:x="17cm" svg:y="11cm">
          <text:p text:style-name="P1">Assurer</text:p>
          <text:p text:style-name="P1">Handbook</text:p>
        </draw:rect>
        <draw:rect draw:style-name="gr2" draw:text-style-name="P1" draw:layer="layout" svg:width="5.5cm" svg:height="2.5cm" svg:x="17cm" svg:y="7.5cm">
          <text:p text:style-name="P1">Organisation</text:p>
          <text:p text:style-name="P1">Assurance Policy</text:p>
          <text:p text:style-name="P1">(OAP, COD11)</text:p>
        </draw:rect>
        <draw:g>
          <draw:custom-shape draw:style-name="gr4" draw:text-style-name="P1" draw:layer="layout" svg:width="1.5cm" svg:height="1.5cm" svg:x="15cm" svg:y="15.5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ellipse draw:style-name="gr5" draw:text-style-name="P1" draw:layer="layout" svg:width="1.5cm" svg:height="2cm" svg:x="15cm" svg:y="17cm">
            <text:p/>
          </draw:ellipse>
          <draw:rect draw:style-name="gr6" draw:text-style-name="P1" draw:layer="layout" svg:width="2.5cm" svg:height="1.5cm" svg:x="14.5cm" svg:y="18cm">
            <text:p/>
          </draw:rect>
        </draw:g>
        <draw:g>
          <draw:custom-shape draw:style-name="gr7" draw:text-style-name="P1" draw:layer="layout" svg:width="1.5cm" svg:height="1.5cm" svg:x="10.5cm" svg:y="15.5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ellipse draw:style-name="gr8" draw:text-style-name="P1" draw:layer="layout" svg:width="1.5cm" svg:height="2cm" svg:x="10.5cm" svg:y="17cm">
            <text:p/>
          </draw:ellipse>
          <draw:rect draw:style-name="gr9" draw:text-style-name="P1" draw:layer="layout" svg:width="2.5cm" svg:height="1.5cm" svg:x="10cm" svg:y="18cm">
            <text:p/>
          </draw:rect>
        </draw:g>
        <draw:frame draw:style-name="gr10" draw:layer="layout" svg:width="2.826cm" svg:height="0.963cm" svg:x="10cm" svg:y="18.037cm">
          <draw:text-box>
            <text:p>Member</text:p>
          </draw:text-box>
        </draw:frame>
        <draw:frame draw:style-name="gr10" draw:layer="layout" svg:width="2.686cm" svg:height="0.963cm" svg:x="14.5cm" svg:y="18cm">
          <draw:text-box>
            <text:p>Assurer</text:p>
          </draw:text-box>
        </draw:frame>
        <draw:frame draw:style-name="gr10" draw:layer="layout" svg:width="16.377cm" svg:height="0.886cm" svg:x="5.123cm" svg:y="6.114cm">
          <draw:text-box>
            <text:p>実際のポリシ・機能・手順を定める文書群（主要なもののみ）</text:p>
          </draw:text-box>
        </draw:frame>
        <draw:line draw:style-name="gr11" draw:text-style-name="P1" draw:layer="layout" svg:x1="16cm" svg:y1="12cm" svg:x2="17cm" svg:y2="12cm">
          <text:p/>
        </draw:line>
        <draw:line draw:style-name="gr11" draw:text-style-name="P1" draw:layer="layout" svg:x1="19.5cm" svg:y1="10cm" svg:x2="19.5cm" svg:y2="11cm">
          <text:p/>
        </draw:line>
        <draw:line draw:style-name="gr11" draw:text-style-name="P1" draw:layer="layout" svg:x1="19cm" svg:y1="13.5cm" svg:x2="16.5cm" svg:y2="15.5cm">
          <text:p/>
        </draw:line>
        <draw:line draw:style-name="gr11" draw:text-style-name="P1" draw:layer="layout" svg:x1="10.5cm" svg:y1="15.5cm" svg:x2="8cm" svg:y2="13.5cm">
          <text:p/>
        </draw:line>
        <draw:line draw:style-name="gr11" draw:text-style-name="P1" draw:layer="layout" svg:x1="6.5cm" svg:y1="10cm" svg:x2="6.5cm" svg:y2="11cm">
          <text:p/>
        </draw:line>
        <draw:line draw:style-name="gr11" draw:text-style-name="P1" draw:layer="layout" svg:x1="10.5cm" svg:y1="10cm" svg:x2="9.5cm" svg:y2="11cm">
          <text:p/>
        </draw:line>
        <draw:line draw:style-name="gr11" draw:text-style-name="P1" draw:layer="layout" svg:x1="13cm" svg:y1="5cm" svg:x2="13cm" svg:y2="6cm">
          <text:p/>
        </draw:line>
        <draw:frame draw:style-name="gr12" draw:layer="layout" svg:width="4.884cm" svg:height="1.569cm" svg:x="5.5cm" svg:y="14.431cm">
          <draw:text-box>
            <text:p>内容と責任に</text:p>
            <text:p>合意の上で契約</text:p>
          </draw:text-box>
        </draw:frame>
        <draw:frame draw:style-name="gr10" draw:layer="layout" svg:width="4.884cm" svg:height="1.521cm" svg:x="17.5cm" svg:y="14.5cm">
          <draw:text-box>
            <text:p>要件と責任に</text:p>
            <text:p>合意の上で実施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>
        <draw:rect draw:style-name="gr2" draw:text-style-name="P1" draw:layer="layout" svg:width="7cm" svg:height="3.5cm" svg:x="3.185cm" svg:y="3.657cm">
          <text:p text:style-name="P1"/>
          <text:p text:style-name="P1"/>
          <text:p text:style-name="P1"/>
          <text:p text:style-name="P1"/>
          <text:p text:style-name="P1">Cacert Inc. Association</text:p>
        </draw:rect>
        <draw:rect draw:style-name="gr2" draw:text-style-name="P1" draw:layer="layout" svg:width="2.5cm" svg:height="2cm" svg:x="3.185cm" svg:y="9.657cm">
          <text:p text:style-name="P1">Event</text:p>
          <text:p text:style-name="P1">Office</text:p>
        </draw:rect>
        <draw:rect draw:style-name="gr2" draw:text-style-name="P1" draw:layer="layout" svg:width="3.5cm" svg:height="2cm" svg:x="6.185cm" svg:y="9.657cm">
          <text:p text:style-name="P1">Assurance</text:p>
          <text:p text:style-name="P1">Office</text:p>
        </draw:rect>
        <draw:rect draw:style-name="gr14" draw:text-style-name="P1" draw:layer="layout" svg:width="5.832cm" svg:height="1cm" svg:x="3.853cm" svg:y="4.157cm">
          <text:p text:style-name="P1">Board of Directors</text:p>
        </draw:rect>
        <draw:rect draw:style-name="gr14" draw:text-style-name="P1" draw:layer="layout" svg:width="5.832cm" svg:height="1cm" svg:x="3.853cm" svg:y="5.157cm">
          <text:p text:style-name="P1">Assoc. Member</text:p>
        </draw:rect>
        <draw:rect draw:style-name="gr2" draw:text-style-name="P1" draw:layer="layout" svg:width="3.5cm" svg:height="2cm" svg:x="10.185cm" svg:y="9.657cm">
          <text:p text:style-name="P1">Education</text:p>
          <text:p text:style-name="P1">Office</text:p>
        </draw:rect>
        <draw:rect draw:style-name="gr2" draw:text-style-name="P1" draw:layer="layout" svg:width="4cm" svg:height="2cm" svg:x="18.685cm" svg:y="9.657cm">
          <text:p text:style-name="P1">Dispute</text:p>
          <text:p text:style-name="P1">Resolution</text:p>
        </draw:rect>
        <draw:line draw:style-name="gr15" draw:text-style-name="P1" draw:layer="layout" svg:x1="13.685cm" svg:y1="10.657cm" svg:x2="18.685cm" svg:y2="10.657cm">
          <text:p/>
        </draw:line>
        <draw:line draw:style-name="gr11" draw:text-style-name="P1" draw:layer="layout" svg:x1="4.685cm" svg:y1="7.657cm" svg:x2="4.685cm" svg:y2="9.157cm">
          <text:p/>
        </draw:line>
        <draw:line draw:style-name="gr11" draw:text-style-name="P1" draw:layer="layout" svg:x1="5.685cm" svg:y1="7.657cm" svg:x2="7.185cm" svg:y2="9.157cm">
          <text:p/>
        </draw:line>
        <draw:line draw:style-name="gr11" draw:text-style-name="P1" draw:layer="layout" svg:x1="8.185cm" svg:y1="7.657cm" svg:x2="10.685cm" svg:y2="9.157cm">
          <text:p/>
        </draw:line>
        <draw:line draw:style-name="gr11" draw:text-style-name="P1" draw:layer="layout" svg:x1="10.185cm" svg:y1="7.657cm" svg:x2="18.185cm" svg:y2="9.657cm">
          <text:p/>
        </draw:line>
        <draw:frame draw:style-name="gr10" draw:layer="layout" svg:width="10.751cm" svg:height="1.675cm" svg:x="2.934cm" svg:y="15.482cm">
          <draw:text-box>
            <text:p><text:a xlink:href="http://wiki.cacert.org/Officers">http://wiki.cacert.org/Officers</text:a></text:p>
            <text:p>http://wiki.cacert.org/Brain/CAcertInc</text:p>
          </draw:text-box>
        </draw:frame>
        <draw:frame draw:style-name="gr10" draw:layer="layout" svg:width="13.934cm" svg:height="4.292cm" svg:x="10.685cm" svg:y="3.5cm">
          <draw:text-box>
            <text:p>社団法人として設立されており、Boardおよび</text:p>
            <text:p>各OfficeのLeadはAssoc. Memberから選出・任命</text:p>
            <text:p>される（例外あり）。コミュニティメンバはその運営に</text:p>
            <text:p>協力する形となる。</text:p>
            <text:p/>
            <text:p>参加は$10の年会費もしくはBoardの推薦による。</text:p>
          </draw:text-box>
        </draw:frame>
        <draw:rect draw:style-name="gr2" draw:text-style-name="P1" draw:layer="layout" svg:width="19.5cm" svg:height="1.5cm" svg:x="3.185cm" svg:y="13.657cm">
          <text:p text:style-name="P1">CAcert Community (Members &amp; <text:s/>Assurers)</text:p>
        </draw:rect>
        <draw:line draw:style-name="gr16" draw:text-style-name="P1" draw:layer="layout" svg:x1="4.685cm" svg:y1="11.657cm" svg:x2="4.685cm" svg:y2="13.657cm">
          <text:p/>
        </draw:line>
        <draw:line draw:style-name="gr16" draw:text-style-name="P1" draw:layer="layout" svg:x1="7.685cm" svg:y1="11.657cm" svg:x2="7.685cm" svg:y2="13.657cm">
          <text:p/>
        </draw:line>
        <draw:line draw:style-name="gr16" draw:text-style-name="P1" draw:layer="layout" svg:x1="11.685cm" svg:y1="11.657cm" svg:x2="11.685cm" svg:y2="13.657cm">
          <text:p/>
        </draw:line>
        <draw:line draw:style-name="gr16" draw:text-style-name="P1" draw:layer="layout" svg:x1="20.685cm" svg:y1="11.657cm" svg:x2="20.685cm" svg:y2="13.657cm">
          <text:p/>
        </draw:line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>
        <draw:g>
          <draw:custom-shape draw:style-name="gr17" draw:text-style-name="P1" draw:layer="layout" svg:width="0.938cm" svg:height="0.937cm" svg:x="7.287cm" svg:y="10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ellipse draw:style-name="gr18" draw:text-style-name="P1" draw:layer="layout" svg:width="0.938cm" svg:height="1.251cm" svg:x="7.287cm" svg:y="10.937cm">
            <text:p/>
          </draw:ellipse>
          <draw:rect draw:style-name="gr9" draw:text-style-name="P1" draw:layer="layout" svg:width="1.562cm" svg:height="0.938cm" svg:x="6.975cm" svg:y="11.562cm">
            <text:p/>
          </draw:rect>
        </draw:g>
        <draw:g>
          <draw:custom-shape draw:style-name="gr7" draw:text-style-name="P1" draw:layer="layout" svg:width="0.938cm" svg:height="0.937cm" svg:x="16.936cm" svg:y="1.3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ellipse draw:style-name="gr8" draw:text-style-name="P1" draw:layer="layout" svg:width="0.938cm" svg:height="1.251cm" svg:x="16.936cm" svg:y="2.262cm">
            <text:p/>
          </draw:ellipse>
          <draw:rect draw:style-name="gr9" draw:text-style-name="P1" draw:layer="layout" svg:width="1.562cm" svg:height="0.938cm" svg:x="16.624cm" svg:y="2.887cm">
            <text:p/>
          </draw:rect>
        </draw:g>
        <draw:frame draw:style-name="gr19" draw:layer="layout" svg:width="3.058cm" svg:height="1.042cm" svg:x="15.942cm" svg:y="2.879cm">
          <draw:text-box>
            <text:p>Member</text:p>
          </draw:text-box>
        </draw:frame>
        <draw:g>
          <draw:custom-shape draw:style-name="gr4" draw:text-style-name="P1" draw:layer="layout" svg:width="0.937cm" svg:height="0.937cm" svg:x="14.313cm" svg:y="1.325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ellipse draw:style-name="gr5" draw:text-style-name="P1" draw:layer="layout" svg:width="0.937cm" svg:height="1.25cm" svg:x="14.313cm" svg:y="2.262cm">
            <text:p/>
          </draw:ellipse>
          <draw:rect draw:style-name="gr6" draw:text-style-name="P1" draw:layer="layout" svg:width="1.563cm" svg:height="0.938cm" svg:x="14cm" svg:y="2.887cm">
            <text:p/>
          </draw:rect>
        </draw:g>
        <draw:frame draw:style-name="gr20" draw:layer="layout" svg:width="2.686cm" svg:height="0.963cm" svg:x="13.5cm" svg:y="2.887cm">
          <draw:text-box>
            <text:p>Assurer</text:p>
          </draw:text-box>
        </draw:frame>
        <draw:g>
          <draw:custom-shape draw:style-name="gr4" draw:text-style-name="P1" draw:layer="layout" svg:width="0.937cm" svg:height="0.937cm" svg:x="2.813cm" svg:y="3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ellipse draw:style-name="gr5" draw:text-style-name="P1" draw:layer="layout" svg:width="0.937cm" svg:height="1.25cm" svg:x="2.813cm" svg:y="3.937cm">
            <text:p/>
          </draw:ellipse>
          <draw:rect draw:style-name="gr6" draw:text-style-name="P1" draw:layer="layout" svg:width="1.563cm" svg:height="0.938cm" svg:x="2.5cm" svg:y="4.562cm">
            <text:p/>
          </draw:rect>
        </draw:g>
        <draw:g>
          <draw:custom-shape draw:style-name="gr4" draw:text-style-name="P1" draw:layer="layout" svg:width="0.937cm" svg:height="0.937cm" svg:x="5.75cm" svg:y="3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ellipse draw:style-name="gr5" draw:text-style-name="P1" draw:layer="layout" svg:width="0.937cm" svg:height="1.25cm" svg:x="5.75cm" svg:y="3.937cm">
            <text:p/>
          </draw:ellipse>
          <draw:rect draw:style-name="gr6" draw:text-style-name="P1" draw:layer="layout" svg:width="1.563cm" svg:height="0.938cm" svg:x="5.437cm" svg:y="4.562cm">
            <text:p/>
          </draw:rect>
        </draw:g>
        <draw:g>
          <draw:custom-shape draw:style-name="gr4" draw:text-style-name="P1" draw:layer="layout" svg:width="0.937cm" svg:height="0.937cm" svg:x="4.25cm" svg:y="3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ellipse draw:style-name="gr5" draw:text-style-name="P1" draw:layer="layout" svg:width="0.937cm" svg:height="1.25cm" svg:x="4.25cm" svg:y="3.937cm">
            <text:p/>
          </draw:ellipse>
          <draw:rect draw:style-name="gr6" draw:text-style-name="P1" draw:layer="layout" svg:width="1.563cm" svg:height="0.938cm" svg:x="3.937cm" svg:y="4.562cm">
            <text:p/>
          </draw:rect>
        </draw:g>
        <draw:g>
          <draw:custom-shape draw:style-name="gr4" draw:text-style-name="P1" draw:layer="layout" svg:width="0.937cm" svg:height="0.937cm" svg:x="2.787cm" svg:y="10.04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ellipse draw:style-name="gr5" draw:text-style-name="P1" draw:layer="layout" svg:width="0.937cm" svg:height="1.25cm" svg:x="2.787cm" svg:y="10.985cm">
            <text:p/>
          </draw:ellipse>
          <draw:rect draw:style-name="gr6" draw:text-style-name="P1" draw:layer="layout" svg:width="1.563cm" svg:height="0.938cm" svg:x="2.474cm" svg:y="11.61cm">
            <text:p/>
          </draw:rect>
        </draw:g>
        <draw:g>
          <draw:custom-shape draw:style-name="gr4" draw:text-style-name="P1" draw:layer="layout" svg:width="0.937cm" svg:height="0.937cm" svg:x="5.85cm" svg:y="10.04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ellipse draw:style-name="gr5" draw:text-style-name="P1" draw:layer="layout" svg:width="0.937cm" svg:height="1.25cm" svg:x="5.85cm" svg:y="10.985cm">
            <text:p/>
          </draw:ellipse>
          <draw:rect draw:style-name="gr6" draw:text-style-name="P1" draw:layer="layout" svg:width="1.563cm" svg:height="0.938cm" svg:x="5.537cm" svg:y="11.61cm">
            <text:p/>
          </draw:rect>
        </draw:g>
        <draw:g>
          <draw:custom-shape draw:style-name="gr4" draw:text-style-name="P1" draw:layer="layout" svg:width="0.937cm" svg:height="0.937cm" svg:x="4.327cm" svg:y="10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ellipse draw:style-name="gr5" draw:text-style-name="P1" draw:layer="layout" svg:width="0.937cm" svg:height="1.25cm" svg:x="4.327cm" svg:y="10.937cm">
            <text:p/>
          </draw:ellipse>
          <draw:rect draw:style-name="gr6" draw:text-style-name="P1" draw:layer="layout" svg:width="1.563cm" svg:height="0.938cm" svg:x="4.014cm" svg:y="11.562cm">
            <text:p/>
          </draw:rect>
        </draw:g>
        <draw:g>
          <draw:custom-shape draw:style-name="gr7" draw:text-style-name="P1" draw:layer="layout" svg:width="0.938cm" svg:height="0.937cm" svg:x="5.849cm" svg:y="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ellipse draw:style-name="gr8" draw:text-style-name="P1" draw:layer="layout" svg:width="0.938cm" svg:height="1.251cm" svg:x="5.849cm" svg:y="5.937cm">
            <text:p/>
          </draw:ellipse>
          <draw:rect draw:style-name="gr9" draw:text-style-name="P1" draw:layer="layout" svg:width="1.562cm" svg:height="0.938cm" svg:x="5.537cm" svg:y="6.562cm">
            <text:p/>
          </draw:rect>
        </draw:g>
        <draw:custom-shape draw:style-name="gr21" draw:text-style-name="P1" draw:layer="layout" svg:width="0.75cm" svg:height="4.5cm" draw:transform="rotate (-1.57079632679579) translate (7cm 2.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layer="layout" svg:width="11.136cm" svg:height="1.598cm" svg:x="2.5cm" svg:y="1cm">
          <draw:text-box>
            <text:p>Assurerは、100ptを与えられるだけの</text:p>
            <text:p>人数単位で行動。つまり最小で３名単位</text:p>
          </draw:text-box>
        </draw:frame>
        <draw:g>
          <draw:custom-shape draw:style-name="gr7" draw:text-style-name="P1" draw:layer="layout" svg:width="0.938cm" svg:height="0.937cm" svg:x="7.287cm" svg:y="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ellipse draw:style-name="gr8" draw:text-style-name="P1" draw:layer="layout" svg:width="0.938cm" svg:height="1.251cm" svg:x="7.287cm" svg:y="5.937cm">
            <text:p/>
          </draw:ellipse>
          <draw:rect draw:style-name="gr9" draw:text-style-name="P1" draw:layer="layout" svg:width="1.562cm" svg:height="0.938cm" svg:x="6.975cm" svg:y="6.562cm">
            <text:p/>
          </draw:rect>
        </draw:g>
        <draw:g>
          <draw:custom-shape draw:style-name="gr7" draw:text-style-name="P1" draw:layer="layout" svg:width="0.938cm" svg:height="0.937cm" svg:x="8.849cm" svg:y="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ellipse draw:style-name="gr8" draw:text-style-name="P1" draw:layer="layout" svg:width="0.938cm" svg:height="1.251cm" svg:x="8.849cm" svg:y="5.937cm">
            <text:p/>
          </draw:ellipse>
          <draw:rect draw:style-name="gr9" draw:text-style-name="P1" draw:layer="layout" svg:width="1.562cm" svg:height="0.938cm" svg:x="8.537cm" svg:y="6.562cm">
            <text:p/>
          </draw:rect>
        </draw:g>
        <draw:g>
          <draw:custom-shape draw:style-name="gr7" draw:text-style-name="P1" draw:layer="layout" svg:width="0.938cm" svg:height="0.937cm" svg:x="10.287cm" svg:y="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ellipse draw:style-name="gr8" draw:text-style-name="P1" draw:layer="layout" svg:width="0.938cm" svg:height="1.251cm" svg:x="10.287cm" svg:y="5.937cm">
            <text:p/>
          </draw:ellipse>
          <draw:rect draw:style-name="gr9" draw:text-style-name="P1" draw:layer="layout" svg:width="1.562cm" svg:height="0.938cm" svg:x="9.975cm" svg:y="6.562cm">
            <text:p/>
          </draw:rect>
        </draw:g>
        <draw:g>
          <draw:custom-shape draw:style-name="gr7" draw:text-style-name="P1" draw:layer="layout" svg:width="0.938cm" svg:height="0.937cm" svg:x="11.849cm" svg:y="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ellipse draw:style-name="gr8" draw:text-style-name="P1" draw:layer="layout" svg:width="0.938cm" svg:height="1.251cm" svg:x="11.849cm" svg:y="5.937cm">
            <text:p/>
          </draw:ellipse>
          <draw:rect draw:style-name="gr9" draw:text-style-name="P1" draw:layer="layout" svg:width="1.562cm" svg:height="0.938cm" svg:x="11.537cm" svg:y="6.562cm">
            <text:p/>
          </draw:rect>
        </draw:g>
        <draw:g>
          <draw:custom-shape draw:style-name="gr7" draw:text-style-name="P1" draw:layer="layout" svg:width="0.938cm" svg:height="0.937cm" svg:x="13.287cm" svg:y="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ellipse draw:style-name="gr8" draw:text-style-name="P1" draw:layer="layout" svg:width="0.938cm" svg:height="1.251cm" svg:x="13.287cm" svg:y="5.937cm">
            <text:p/>
          </draw:ellipse>
          <draw:rect draw:style-name="gr9" draw:text-style-name="P1" draw:layer="layout" svg:width="1.562cm" svg:height="0.938cm" svg:x="12.975cm" svg:y="6.562cm">
            <text:p/>
          </draw:rect>
        </draw:g>
        <draw:g>
          <draw:custom-shape draw:style-name="gr7" draw:text-style-name="P1" draw:layer="layout" svg:width="0.938cm" svg:height="0.937cm" svg:x="14.849cm" svg:y="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ellipse draw:style-name="gr8" draw:text-style-name="P1" draw:layer="layout" svg:width="0.938cm" svg:height="1.251cm" svg:x="14.849cm" svg:y="5.937cm">
            <text:p/>
          </draw:ellipse>
          <draw:rect draw:style-name="gr9" draw:text-style-name="P1" draw:layer="layout" svg:width="1.562cm" svg:height="0.938cm" svg:x="14.537cm" svg:y="6.562cm">
            <text:p/>
          </draw:rect>
        </draw:g>
        <draw:frame draw:style-name="gr10" draw:layer="layout" svg:width="13.875cm" svg:height="2.387cm" svg:x="5.537cm" svg:y="6.5cm">
          <draw:text-box>
            <text:p>Memberはカニ歩きする様に並ぶ。</text:p>
            <text:p>なお、Assurerになる意思のある人は先頭に入れ、</text:p>
            <text:p>100ptになったら即Assurer側に回ってもらう。</text:p>
          </draw:text-box>
        </draw:frame>
        <draw:line draw:style-name="gr11" draw:text-style-name="P1" draw:layer="layout" svg:x1="5.5cm" svg:y1="5.5cm" svg:x2="3cm" svg:y2="5.5cm">
          <text:p/>
        </draw:line>
        <draw:g>
          <draw:custom-shape draw:style-name="gr17" draw:text-style-name="P1" draw:layer="layout" svg:width="0.938cm" svg:height="0.937cm" svg:x="19.25cm" svg:y="1.3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ellipse draw:style-name="gr18" draw:text-style-name="P1" draw:layer="layout" svg:width="0.938cm" svg:height="1.251cm" svg:x="19.25cm" svg:y="2.262cm">
            <text:p/>
          </draw:ellipse>
          <draw:rect draw:style-name="gr9" draw:text-style-name="P1" draw:layer="layout" svg:width="1.562cm" svg:height="0.938cm" svg:x="18.938cm" svg:y="2.887cm">
            <text:p/>
          </draw:rect>
        </draw:g>
        <draw:frame draw:style-name="gr20" draw:text-style-name="P1" draw:layer="layout" svg:width="2.686cm" svg:height="1.675cm" svg:x="18.314cm" svg:y="2.825cm">
          <draw:text-box>
            <text:p text:style-name="P1">New</text:p>
            <text:p text:style-name="P1">Assurer</text:p>
          </draw:text-box>
        </draw:frame>
        <draw:line draw:style-name="gr22" draw:text-style-name="P1" draw:layer="layout" svg:x1="2.037cm" svg:y1="11.548cm" svg:x2="9cm" svg:y2="11.5cm">
          <text:p/>
        </draw:line>
        <draw:g>
          <draw:custom-shape draw:style-name="gr7" draw:text-style-name="P1" draw:layer="layout" svg:width="0.938cm" svg:height="0.937cm" svg:x="5.812cm" svg:y="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ellipse draw:style-name="gr8" draw:text-style-name="P1" draw:layer="layout" svg:width="0.938cm" svg:height="1.251cm" svg:x="5.812cm" svg:y="12.937cm">
            <text:p/>
          </draw:ellipse>
          <draw:rect draw:style-name="gr9" draw:text-style-name="P1" draw:layer="layout" svg:width="1.562cm" svg:height="0.938cm" svg:x="5.5cm" svg:y="13.562cm">
            <text:p/>
          </draw:rect>
        </draw:g>
        <draw:g>
          <draw:custom-shape draw:style-name="gr7" draw:text-style-name="P1" draw:layer="layout" svg:width="0.938cm" svg:height="0.937cm" svg:x="7.25cm" svg:y="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ellipse draw:style-name="gr8" draw:text-style-name="P1" draw:layer="layout" svg:width="0.938cm" svg:height="1.251cm" svg:x="7.25cm" svg:y="12.937cm">
            <text:p/>
          </draw:ellipse>
          <draw:rect draw:style-name="gr9" draw:text-style-name="P1" draw:layer="layout" svg:width="1.562cm" svg:height="0.938cm" svg:x="6.938cm" svg:y="13.562cm">
            <text:p/>
          </draw:rect>
        </draw:g>
        <draw:g>
          <draw:custom-shape draw:style-name="gr7" draw:text-style-name="P1" draw:layer="layout" svg:width="0.938cm" svg:height="0.937cm" svg:x="8.812cm" svg:y="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ellipse draw:style-name="gr8" draw:text-style-name="P1" draw:layer="layout" svg:width="0.938cm" svg:height="1.251cm" svg:x="8.812cm" svg:y="12.937cm">
            <text:p/>
          </draw:ellipse>
          <draw:rect draw:style-name="gr9" draw:text-style-name="P1" draw:layer="layout" svg:width="1.562cm" svg:height="0.938cm" svg:x="8.5cm" svg:y="13.562cm">
            <text:p/>
          </draw:rect>
        </draw:g>
        <draw:g>
          <draw:custom-shape draw:style-name="gr7" draw:text-style-name="P1" draw:layer="layout" svg:width="0.938cm" svg:height="0.937cm" svg:x="10.25cm" svg:y="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ellipse draw:style-name="gr8" draw:text-style-name="P1" draw:layer="layout" svg:width="0.938cm" svg:height="1.251cm" svg:x="10.25cm" svg:y="12.937cm">
            <text:p/>
          </draw:ellipse>
          <draw:rect draw:style-name="gr9" draw:text-style-name="P1" draw:layer="layout" svg:width="1.562cm" svg:height="0.938cm" svg:x="9.938cm" svg:y="13.562cm">
            <text:p/>
          </draw:rect>
        </draw:g>
        <draw:g>
          <draw:custom-shape draw:style-name="gr7" draw:text-style-name="P1" draw:layer="layout" svg:width="0.938cm" svg:height="0.937cm" svg:x="11.812cm" svg:y="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ellipse draw:style-name="gr8" draw:text-style-name="P1" draw:layer="layout" svg:width="0.938cm" svg:height="1.251cm" svg:x="11.812cm" svg:y="12.937cm">
            <text:p/>
          </draw:ellipse>
          <draw:rect draw:style-name="gr9" draw:text-style-name="P1" draw:layer="layout" svg:width="1.562cm" svg:height="0.938cm" svg:x="11.5cm" svg:y="13.562cm">
            <text:p/>
          </draw:rect>
        </draw:g>
        <draw:g>
          <draw:custom-shape draw:style-name="gr7" draw:text-style-name="P1" draw:layer="layout" svg:width="0.938cm" svg:height="0.937cm" svg:x="13.25cm" svg:y="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ellipse draw:style-name="gr8" draw:text-style-name="P1" draw:layer="layout" svg:width="0.938cm" svg:height="1.251cm" svg:x="13.25cm" svg:y="12.937cm">
            <text:p/>
          </draw:ellipse>
          <draw:rect draw:style-name="gr9" draw:text-style-name="P1" draw:layer="layout" svg:width="1.562cm" svg:height="0.938cm" svg:x="12.938cm" svg:y="13.562cm">
            <text:p/>
          </draw:rect>
        </draw:g>
        <draw:line draw:style-name="gr11" draw:text-style-name="P1" draw:layer="layout" svg:x1="5.5cm" svg:y1="12.452cm" svg:x2="3cm" svg:y2="12.452cm">
          <text:p/>
        </draw:line>
        <draw:line draw:style-name="gr15" draw:text-style-name="P1" draw:layer="layout" svg:x1="16.037cm" svg:y1="6cm" svg:x2="18.537cm" svg:y2="6cm">
          <text:p/>
        </draw:line>
        <draw:line draw:style-name="gr15" draw:text-style-name="P1" draw:layer="layout" svg:x1="14.5cm" svg:y1="13cm" svg:x2="17cm" svg:y2="13cm">
          <text:p/>
        </draw:line>
        <draw:path draw:style-name="gr23" draw:text-style-name="P1" draw:layer="layout" svg:width="2.442cm" svg:height="5.42cm" draw:transform="rotate (-2.55359122859361) translate (7.037cm 10cm)" svg:viewBox="0 0 2443 5421" svg:d="m1803-19040c1109 139 554-832 0-1802-1110-1942-1110-1942-1803-3606">
          <text:p/>
        </draw:path>
        <draw:frame draw:style-name="gr24" draw:text-style-name="P2" draw:layer="layout" svg:width="1.537cm" svg:height="1.952cm" svg:x="1.5cm" svg:y="1cm">
          <draw:text-box>
            <text:p><text:span text:style-name="T1">①</text:span></text:p>
          </draw:text-box>
        </draw:frame>
        <draw:frame draw:style-name="gr10" draw:text-style-name="P2" draw:layer="layout" svg:width="1.488cm" svg:height="1.238cm" svg:x="1.549cm" svg:y="8.952cm">
          <draw:text-box>
            <text:p><text:span text:style-name="T1">②</text:span></text:p>
          </draw:text-box>
        </draw:frame>
        <draw:g>
          <draw:custom-shape draw:style-name="gr17" draw:text-style-name="P1" draw:layer="layout" svg:width="0.938cm" svg:height="0.937cm" svg:x="5.75cm" svg:y="15.7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ellipse draw:style-name="gr18" draw:text-style-name="P1" draw:layer="layout" svg:width="0.938cm" svg:height="1.251cm" svg:x="5.75cm" svg:y="16.675cm">
            <text:p/>
          </draw:ellipse>
          <draw:rect draw:style-name="gr9" draw:text-style-name="P1" draw:layer="layout" svg:width="1.562cm" svg:height="0.938cm" svg:x="5.438cm" svg:y="17.3cm">
            <text:p/>
          </draw:rect>
        </draw:g>
        <draw:g>
          <draw:custom-shape draw:style-name="gr4" draw:text-style-name="P1" draw:layer="layout" svg:width="0.937cm" svg:height="0.937cm" svg:x="2.813cm" svg:y="15.73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ellipse draw:style-name="gr5" draw:text-style-name="P1" draw:layer="layout" svg:width="0.937cm" svg:height="1.25cm" svg:x="2.813cm" svg:y="16.675cm">
            <text:p/>
          </draw:ellipse>
          <draw:rect draw:style-name="gr6" draw:text-style-name="P1" draw:layer="layout" svg:width="1.563cm" svg:height="0.938cm" svg:x="2.5cm" svg:y="17.3cm">
            <text:p/>
          </draw:rect>
        </draw:g>
        <draw:g>
          <draw:custom-shape draw:style-name="gr4" draw:text-style-name="P1" draw:layer="layout" svg:width="0.937cm" svg:height="0.937cm" svg:x="12.846cm" svg:y="15.73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ellipse draw:style-name="gr5" draw:text-style-name="P1" draw:layer="layout" svg:width="0.937cm" svg:height="1.25cm" svg:x="12.846cm" svg:y="16.675cm">
            <text:p/>
          </draw:ellipse>
          <draw:rect draw:style-name="gr6" draw:text-style-name="P1" draw:layer="layout" svg:width="1.563cm" svg:height="0.938cm" svg:x="12.533cm" svg:y="17.3cm">
            <text:p/>
          </draw:rect>
        </draw:g>
        <draw:g>
          <draw:custom-shape draw:style-name="gr4" draw:text-style-name="P1" draw:layer="layout" svg:width="0.937cm" svg:height="0.937cm" svg:x="4.25cm" svg:y="15.73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ellipse draw:style-name="gr5" draw:text-style-name="P1" draw:layer="layout" svg:width="0.937cm" svg:height="1.25cm" svg:x="4.25cm" svg:y="16.675cm">
            <text:p/>
          </draw:ellipse>
          <draw:rect draw:style-name="gr6" draw:text-style-name="P1" draw:layer="layout" svg:width="1.563cm" svg:height="0.938cm" svg:x="3.937cm" svg:y="17.3cm">
            <text:p/>
          </draw:rect>
        </draw:g>
        <draw:g>
          <draw:custom-shape draw:style-name="gr7" draw:text-style-name="P1" draw:layer="layout" svg:width="0.938cm" svg:height="0.937cm" svg:x="5.8cm" svg:y="17.7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ellipse draw:style-name="gr8" draw:text-style-name="P1" draw:layer="layout" svg:width="0.938cm" svg:height="1.251cm" svg:x="5.8cm" svg:y="18.675cm">
            <text:p/>
          </draw:ellipse>
          <draw:rect draw:style-name="gr9" draw:text-style-name="P1" draw:layer="layout" svg:width="1.562cm" svg:height="0.938cm" svg:x="5.488cm" svg:y="19.3cm">
            <text:p/>
          </draw:rect>
        </draw:g>
        <draw:g>
          <draw:custom-shape draw:style-name="gr7" draw:text-style-name="P1" draw:layer="layout" svg:width="0.938cm" svg:height="0.937cm" svg:x="7.238cm" svg:y="17.7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ellipse draw:style-name="gr8" draw:text-style-name="P1" draw:layer="layout" svg:width="0.938cm" svg:height="1.251cm" svg:x="7.238cm" svg:y="18.675cm">
            <text:p/>
          </draw:ellipse>
          <draw:rect draw:style-name="gr9" draw:text-style-name="P1" draw:layer="layout" svg:width="1.562cm" svg:height="0.938cm" svg:x="6.926cm" svg:y="19.3cm">
            <text:p/>
          </draw:rect>
        </draw:g>
        <draw:g>
          <draw:custom-shape draw:style-name="gr7" draw:text-style-name="P1" draw:layer="layout" svg:width="0.938cm" svg:height="0.937cm" svg:x="17.374cm" svg:y="17.7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ellipse draw:style-name="gr8" draw:text-style-name="P1" draw:layer="layout" svg:width="0.938cm" svg:height="1.251cm" svg:x="17.374cm" svg:y="18.675cm">
            <text:p/>
          </draw:ellipse>
          <draw:rect draw:style-name="gr9" draw:text-style-name="P1" draw:layer="layout" svg:width="1.562cm" svg:height="0.938cm" svg:x="17.062cm" svg:y="19.3cm">
            <text:p/>
          </draw:rect>
        </draw:g>
        <draw:line draw:style-name="gr11" draw:text-style-name="P1" draw:layer="layout" svg:x1="5.5cm" svg:y1="18.238cm" svg:x2="3cm" svg:y2="18.238cm">
          <text:p/>
        </draw:line>
        <draw:line draw:style-name="gr15" draw:text-style-name="P1" draw:layer="layout" svg:x1="18.5cm" svg:y1="18.738cm" svg:x2="21cm" svg:y2="18.738cm">
          <text:p/>
        </draw:line>
        <draw:frame draw:style-name="gr10" draw:text-style-name="P2" draw:layer="layout" svg:width="1.488cm" svg:height="1.238cm" svg:x="1.5cm" svg:y="14.5cm">
          <draw:text-box>
            <text:p><text:span text:style-name="T1">③</text:span></text:p>
          </draw:text-box>
        </draw:frame>
        <draw:line draw:style-name="gr22" draw:text-style-name="P1" draw:layer="layout" svg:x1="2cm" svg:y1="17.238cm" svg:x2="7.5cm" svg:y2="17.238cm">
          <text:p/>
        </draw:line>
        <draw:g>
          <draw:custom-shape draw:style-name="gr17" draw:text-style-name="P1" draw:layer="layout" svg:width="0.938cm" svg:height="0.937cm" svg:x="14.25cm" svg:y="15.7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ellipse draw:style-name="gr18" draw:text-style-name="P1" draw:layer="layout" svg:width="0.938cm" svg:height="1.251cm" svg:x="14.25cm" svg:y="16.675cm">
            <text:p/>
          </draw:ellipse>
          <draw:rect draw:style-name="gr9" draw:text-style-name="P1" draw:layer="layout" svg:width="1.562cm" svg:height="0.938cm" svg:x="13.938cm" svg:y="17.3cm">
            <text:p/>
          </draw:rect>
        </draw:g>
        <draw:g>
          <draw:custom-shape draw:style-name="gr17" draw:text-style-name="P1" draw:layer="layout" svg:width="0.938cm" svg:height="0.937cm" svg:x="15.75cm" svg:y="15.7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ellipse draw:style-name="gr18" draw:text-style-name="P1" draw:layer="layout" svg:width="0.938cm" svg:height="1.251cm" svg:x="15.75cm" svg:y="16.675cm">
            <text:p/>
          </draw:ellipse>
          <draw:rect draw:style-name="gr9" draw:text-style-name="P1" draw:layer="layout" svg:width="1.562cm" svg:height="0.938cm" svg:x="15.438cm" svg:y="17.3cm">
            <text:p/>
          </draw:rect>
        </draw:g>
        <draw:line draw:style-name="gr22" draw:text-style-name="P1" draw:layer="layout" svg:x1="12cm" svg:y1="17.238cm" svg:x2="17.5cm" svg:y2="17.238cm">
          <text:p/>
        </draw:line>
        <draw:g>
          <draw:custom-shape draw:style-name="gr7" draw:text-style-name="P1" draw:layer="layout" svg:width="0.938cm" svg:height="0.937cm" svg:x="15.812cm" svg:y="17.7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ellipse draw:style-name="gr8" draw:text-style-name="P1" draw:layer="layout" svg:width="0.938cm" svg:height="1.251cm" svg:x="15.812cm" svg:y="18.675cm">
            <text:p/>
          </draw:ellipse>
          <draw:rect draw:style-name="gr9" draw:text-style-name="P1" draw:layer="layout" svg:width="1.562cm" svg:height="0.938cm" svg:x="15.5cm" svg:y="19.3cm">
            <text:p/>
          </draw:rect>
        </draw:g>
        <draw:line draw:style-name="gr15" draw:text-style-name="P1" draw:layer="layout" svg:x1="8.5cm" svg:y1="18.738cm" svg:x2="11cm" svg:y2="18.738cm">
          <text:p/>
        </draw:line>
        <draw:line draw:style-name="gr11" draw:text-style-name="P1" draw:layer="layout" svg:x1="15.5cm" svg:y1="18.238cm" svg:x2="13cm" svg:y2="18.238cm">
          <text:p/>
        </draw:line>
        <draw:frame draw:style-name="gr10" draw:layer="layout" svg:width="15.513cm" svg:height="0.963cm" svg:x="2.5cm" svg:y="14.633cm">
          <draw:text-box>
            <text:p>100ptチームを複数組めるようになったら分家して倍速化</text:p>
          </draw:text-box>
        </draw:frame>
        <draw:line draw:style-name="gr22" draw:text-style-name="P1" draw:layer="layout" svg:x1="2cm" svg:y1="4.5cm" svg:x2="7.5cm" svg:y2="4.5cm">
          <text:p/>
        </draw:line>
        <draw:line draw:style-name="gr25" draw:text-style-name="P1" draw:layer="layout" svg:x1="10cm" svg:y1="10.5cm" svg:x2="8.5cm" svg:y2="10.5cm">
          <text:p/>
        </draw:line>
        <draw:frame draw:style-name="gr10" draw:layer="layout" svg:width="13.567cm" svg:height="0.963cm" svg:x="9.894cm" svg:y="10cm">
          <draw:text-box>
            <text:p>（CAP Form事前確認＆QA役をするのがよい？）</text:p>
          </draw:text-box>
        </draw:frame>
        <presentation:notes draw:style-name="dp2">
          <draw:page-thumbnail draw:style-name="gr1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aisuke Yamada</meta:initial-creator>
    <meta:creation-date>2010-12-14T11:29:42.55</meta:creation-date>
    <meta:editing-duration>PT05H41M17S</meta:editing-duration>
    <meta:editing-cycles>27</meta:editing-cycles>
    <dc:date>2010-12-14T17:37:11.09</dc:date>
    <dc:creator>Taisuke Yamada</dc:creator>
    <meta:generator>OpenOffice.org/3.2$Win32 OpenOffice.org_project/320m18$Build-9502</meta:generator>
    <meta:document-statistic meta:object-count="232"/>
  </office:meta>
</office:document-meta>
</file>